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10c26e"/>
    </style:style>
    <style:style style:name="P2" style:family="paragraph" style:parent-style-name="Standard">
      <style:paragraph-properties fo:break-before="page"/>
      <style:text-properties officeooo:paragraph-rsid="0010c26e"/>
    </style:style>
    <style:style style:name="P3" style:family="paragraph" style:parent-style-name="Standard">
      <style:text-properties fo:font-size="26pt" officeooo:paragraph-rsid="0010c26e" style:font-size-asian="26pt" style:font-size-complex="26pt"/>
    </style:style>
    <style:style style:name="T1" style:family="text">
      <style:text-properties officeooo:rsid="0010c2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## Program:</text:p>
      <text:p text:style-name="P3">Postgraduate Diploma in Generative AI</text:p>
      <text:p text:style-name="P3"/>
      <text:p text:style-name="P3"/>
      <text:p text:style-name="P2">#### Course 1: Introduction to Generative AI (16 classes)</text:p>
      <text:p text:style-name="P1"/>
      <text:p text:style-name="P1">**Class 1-2: Introduction to Generative AI**</text:p>
      <text:p text:style-name="P1">- Basics of AI and Generative AI</text:p>
      <text:p text:style-name="P1">- Comparison with Traditional AI</text:p>
      <text:p text:style-name="P1">- Traditional machine learning vs. Generative AI</text:p>
      <text:p text:style-name="P1">- Significance and Future of Generative AI</text:p>
      <text:p text:style-name="P1"/>
      <text:p text:style-name="P1">**Class 3-4: Python Basics for Generative AI**</text:p>
      <text:p text:style-name="P1">- <text:span text:style-name="T1">Python Installation </text:span></text:p>
      <text:p text:style-name="P1">- Introduction to Python syntax</text:p>
      <text:p text:style-name="P1">- Data types, variables, and operators</text:p>
      <text:p text:style-name="P1"/>
      <text:p text:style-name="P1">**Class 5-6: Control Flow and Functions in Python**</text:p>
      <text:p text:style-name="P1">- Loops, conditionals</text:p>
      <text:p text:style-name="P1">- Function definitions and usage</text:p>
      <text:p text:style-name="P1"/>
      <text:p text:style-name="P1">**Class 7-8: Advanced Python Concepts for Generative AI**</text:p>
      <text:p text:style-name="P1">- List comprehensions, lambda functions</text:p>
      <text:p text:style-name="P1">- File handling, error handling</text:p>
      <text:p text:style-name="P1"/>
      <text:p text:style-name="P1">**Class <text:span text:style-name="T1">9-10</text:span>: Hands-on with NumPy and Pandas**</text:p>
      <text:p text:style-name="P1">- Practical exercises using NumPy and Pandas for data manipulation and analysis</text:p>
      <text:p text:style-name="P1"/>
      <text:p text:style-name="P1">**Class <text:span text:style-name="T1">11-12</text:span>: <text:span text:style-name="T1">Python miscellaneous</text:span>**</text:p>
      <text:p text:style-name="P1">- <text:span text:style-name="T1">Python Environments</text:span></text:p>
      <text:p text:style-name="P1">- <text:span text:style-name="T1">Google Colab</text:span></text:p>
      <text:p text:style-name="P1">- <text:span text:style-name="T1">Github overview</text:span></text:p>
      <text:p text:style-name="P1"/>
      <text:p text:style-name="P1">**Class <text:span text:style-name="T1">13-14</text:span>: Introduction to Generative AI Tools**</text:p>
      <text:p text:style-name="P1">- Overview of Generative AI tools</text:p>
      <text:p text:style-name="P1">- Demo of popular tools</text:p>
      <text:p text:style-name="P1">- Advantages and disadvantages</text:p>
      <text:p text:style-name="P1"/>
      <text:p text:style-name="P1">**Class 1<text:span text:style-name="T1">5</text:span>: Current Trends in Generative AI**</text:p>
      <text:p text:style-name="P1">- Review of the latest developments in Generative AI</text:p>
      <text:p text:style-name="P1">- Emerging technologies and applications</text:p>
      <text:p text:style-name="P1"/>
      <text:p text:style-name="P1">**Class 16: Revision and Q&amp;A**</text:p>
      <text:p text:style-name="P1">- Recap of key concepts</text:p>
      <text:p text:style-name="P1">- Question and answer session</text:p>
      <text:p text:style-name="P1"/>
      <text:p text:style-name="P2">Certainly! Here's the complete outline for Course 2 with the added classes for current trends/revision:</text:p>
      <text:p text:style-name="P1"/>
      <text:p text:style-name="P1">#### Course 2: Generative AI to Data Science (16 classes)</text:p>
      <text:p text:style-name="P1"/>
      <text:p text:style-name="P1">**Class 1-2: Foundations of Data Science and Generative AI**</text:p>
      <text:p text:style-name="P1">- Introduction to Data Science</text:p>
      <text:p text:style-name="P1">- Basics of Generative AI</text:p>
      <text:p text:style-name="P1">- Intersection of Data Science and Generative AI</text:p>
      <text:p text:style-name="P1"/>
      <text:p text:style-name="P1">**Class 3-4: Data Exploration and Preprocessing**</text:p>
      <text:p text:style-name="P1">- Exploratory Data Analysis (EDA)</text:p>
      <text:p text:style-name="P1">- Data cleaning and preprocessing techniques</text:p>
      <text:p text:style-name="P1"/>
      <text:p text:style-name="P1">**Class 5-6: Machine Learning Basics**</text:p>
      <text:p text:style-name="P1">- Overview of traditional machine learning</text:p>
      <text:p text:style-name="P1">- Supervised and unsupervised learning</text:p>
      <text:p text:style-name="P1"/>
      <text:p text:style-name="P1">**Class 7-8: Generative AI Personas**</text:p>
      <text:p text:style-name="P1">- User, Super User, Developer, and Researcher roles in Generative AI</text:p>
      <text:p text:style-name="P1">- Understanding user requirements</text:p>
      <text:p text:style-name="P1"/>
      <text:p text:style-name="P1">**Class 9-10: Data Visualization and Interpretability**</text:p>
      <text:p text:style-name="P1">- Effective data visualization</text:p>
      <text:p text:style-name="P1">- Model interpretability in Data Science and Generative AI</text:p>
      <text:p text:style-name="P1"/>
      <text:p text:style-name="P1">**Class 11-12: Feature Engineering and Dimensionality Reduction**</text:p>
      <text:p text:style-name="P1">- Techniques for feature engineering</text:p>
      <text:p text:style-name="P1">- Dimensionality reduction methods</text:p>
      <text:p text:style-name="P1"/>
      <text:p text:style-name="P1">**Class 13-14: Project Work**</text:p>
      <text:p text:style-name="P1">- Students work on a small project applying Data Science and Generative AI concepts</text:p>
      <text:p text:style-name="P1"/>
      <text:p text:style-name="P1">**Class 15: Current Trends in Generative AI and Data Science**</text:p>
      <text:p text:style-name="P1">- Review of the latest developments in Generative AI and Data Science</text:p>
      <text:p text:style-name="P1">- Emerging technologies and applications</text:p>
      <text:p text:style-name="P1"/>
      <text:p text:style-name="P1">**Class 16: Revision and Q&amp;A**</text:p>
      <text:p text:style-name="P1">- Recap of key concepts</text:p>
      <text:p text:style-name="P1">- Question and answer session</text:p>
      <text:p text:style-name="P1"/>
      <text:p text:style-name="P1"/>
      <text:p text:style-name="P2">#### Course 3: Deep Learning Foundations (16 classes)</text:p>
      <text:p text:style-name="P1"/>
      <text:p text:style-name="P1">**Class 1-2: Introduction to Deep Learning with PyTorch and TensorFlow**</text:p>
      <text:p text:style-name="P1">- Basics of Deep Learning</text:p>
      <text:p text:style-name="P1">- Introduction to PyTorch and TensorFlow</text:p>
      <text:p text:style-name="P1">- Neural networks</text:p>
      <text:p text:style-name="P1"/>
      <text:p text:style-name="P1">**Class 3-4: Key Deep Learning Architectures**</text:p>
      <text:p text:style-name="P1">- Convolutional Neural Networks (CNNs)</text:p>
      <text:p text:style-name="P1">- Recurrent Neural Networks (RNNs)</text:p>
      <text:p text:style-name="P1">- Long Short-Term Memory (LSTM) networks</text:p>
      <text:p text:style-name="P1"/>
      <text:p text:style-name="P1">**Class 5-6: Training Deep Learning Models**</text:p>
      <text:p text:style-name="P1">- Training strategies</text:p>
      <text:p text:style-name="P1">- Hyperparameter tuning</text:p>
      <text:p text:style-name="P1">- Transfer learning</text:p>
      <text:p text:style-name="P1"/>
      <text:p text:style-name="P1">**Class 7-8: Project Work**</text:p>
      <text:p text:style-name="P1">- Students work on a small Deep Learning project</text:p>
      <text:p text:style-name="P1"/>
      <text:p text:style-name="P1">**Class 9-10: Review and Discussion**</text:p>
      <text:p text:style-name="P1">- Review of project work</text:p>
      <text:p text:style-name="P1">- Q&amp;A and discussion</text:p>
      <text:p text:style-name="P1">- Emerging trends in Deep Learning</text:p>
      <text:p text:style-name="P1"/>
      <text:p text:style-name="P1">**Class 11-12: Advanced Topics in Deep Learning**</text:p>
      <text:p text:style-name="P1">- Attention mechanisms</text:p>
      <text:p text:style-name="P1">- Capsule networks</text:p>
      <text:p text:style-name="P1">- Reinforcement learning in Deep Learning</text:p>
      <text:p text:style-name="P1"/>
      <text:p text:style-name="P1">**Class 13-14: Final Project Presentation**</text:p>
      <text:p text:style-name="P1">- Students present their final Deep Learning project</text:p>
      <text:p text:style-name="P1">- Feedback and discussion</text:p>
      <text:p text:style-name="P1">- Closing remarks</text:p>
      <text:p text:style-name="P1"/>
      <text:p text:style-name="P1">**Class 15: Current Trends in Deep Learning**</text:p>
      <text:p text:style-name="P1">- Review of the latest developments in Deep Learning</text:p>
      <text:p text:style-name="P1">- Emerging architectures and research areas</text:p>
      <text:p text:style-name="P1"/>
      <text:p text:style-name="P1">**Class 16: Revision and Q&amp;A**</text:p>
      <text:p text:style-name="P1">- Recap of key concepts</text:p>
      <text:p text:style-name="P1">- Question and answer session</text:p>
      <text:p text:style-name="P1"/>
      <text:p text:style-name="P1"/>
      <text:p text:style-name="P2">#### Course 4: <text:span text:style-name="T1">LLMs and </text:span>Generative Models for Computer Vision (16 classes)</text:p>
      <text:p text:style-name="P1"/>
      <text:p text:style-name="P1">**Class 1-2: Introduction to Computer Vision**</text:p>
      <text:p text:style-name="P1">- Basics of Computer Vision</text:p>
      <text:p text:style-name="P1">- Image processing techniques</text:p>
      <text:p text:style-name="P1"/>
      <text:p text:style-name="P1">**Class 3-4: Foundations of Generative AI in Computer Vision**</text:p>
      <text:p text:style-name="P1">- Overview of Generative AI models for computer vision</text:p>
      <text:p text:style-name="P1">- Foundation models in computer vision</text:p>
      <text:p text:style-name="P1"/>
      <text:p text:style-name="P1">**Class 5-6: Advanced Generative AI Models for Computer Vision**</text:p>
      <text:p text:style-name="P1">- DALL-E 2 and other advanced models</text:p>
      <text:p text:style-name="P1">- Generative AI applied to audio and videos</text:p>
      <text:p text:style-name="P1">- Hands-on exercises</text:p>
      <text:p text:style-name="P1"/>
      <text:p text:style-name="P1">**Class 7-10: Hands-on Prompt Engineering for Computer Vision**</text:p>
      <text:p text:style-name="P1">- In-depth study of Prompt Engineering</text:p>
      <text:p text:style-name="P1">- Creating effective prompts</text:p>
      <text:p text:style-name="P1">- Hands-on exercises applying Prompt Engineering in Generative AI for Computer Vision</text:p>
      <text:p text:style-name="P1"/>
      <text:p text:style-name="P1">**Class 11-12: Integrating LLM with Computer Vision**</text:p>
      <text:p text:style-name="P1">- Large Language Models (LLMs) in Computer Vision</text:p>
      <text:p text:style-name="P1">- Key concepts in LLM for visual understanding</text:p>
      <text:p text:style-name="P1"/>
      <text:p text:style-name="P1">**Class 13-14: Project Work**</text:p>
      <text:p text:style-name="P1">- Students work on a small project in Generative AI for Computer Vision</text:p>
      <text:p text:style-name="P1"/>
      <text:p text:style-name="P1">**Class 15: Current Trends in Computer Vision and Generative AI**</text:p>
      <text:p text:style-name="P1">- Review of the latest developments in Computer Vision and Generative AI</text:p>
      <text:p text:style-name="P1">- Emerging technologies and applications</text:p>
      <text:p text:style-name="P1"/>
      <text:p text:style-name="P1">**Class 16: Revision and Q&amp;A**</text:p>
      <text:p text:style-name="P1">- Recap of key concepts</text:p>
      <text:p text:style-name="P1">- Question and answer session</text:p>
      <text:p text:style-name="P1"/>
      <text:p text:style-name="P1"/>
      <text:p text:style-name="P2">#### Course 5: Generative AI in Cloud Computing (16 classes)</text:p>
      <text:p text:style-name="P1"/>
      <text:p text:style-name="P1">**Class 1-2: Core Concepts of Cloud-based Generative AI**</text:p>
      <text:p text:style-name="P1">- Core concepts of cloud-based Generative AI</text:p>
      <text:p text:style-name="P1">- Overview of cloud-based services</text:p>
      <text:p text:style-name="P1"/>
      <text:p text:style-name="P1">**Class 3-4: AI Tools and Services**</text:p>
      <text:p text:style-name="P1">- Introduction to AI tools (OpenAI, Google Cloud AI Platform, etc.)</text:p>
      <text:p text:style-name="P1">- Hands-on with Generative AI tools in the cloud</text:p>
      <text:p text:style-name="P1"/>
      <text:p text:style-name="P1">**Class 5-6: Generative Adversarial Networks (GANs)**</text:p>
      <text:p text:style-name="P1">- In-depth study of GANs</text:p>
      <text:p text:style-name="P1">- Applications and challenges</text:p>
      <text:p text:style-name="P1">- Hands-on exercises</text:p>
      <text:p text:style-name="P1"/>
      <text:p text:style-name="P1">**Class 7-8: Deploying Models**</text:p>
      <text:p text:style-name="P1">- Pre-train, fine-tune, and deploy models</text:p>
      <text:p text:style-name="P1">- Key techniques and best practices</text:p>
      <text:p text:style-name="P1"/>
      <text:p text:style-name="P1">**Class 9-10: Project Work**</text:p>
      <text:p text:style-name="P1">- Students work on a small project using Generative AI in the cloud</text:p>
      <text:p text:style-name="P1"/>
      <text:p text:style-name="P1">**Class 11-12: Review and Final Project Presentation**</text:p>
      <text:p text:style-name="P1">- Review of project work</text:p>
      <text:p text:style-name="P1">- Final project presentation</text:p>
      <text:p text:style-name="P1">- Closing remarks</text:p>
      <text:p text:style-name="P1"/>
      <text:p text:style-name="P1">**Class 13: Current Trends in Cloud-based Generative AI**</text:p>
      <text:p text:style-name="P1">- Review of the latest developments in Cloud-based Generative AI</text:p>
      <text:p text:style-name="P1">- Emerging services and platforms</text:p>
      <text:p text:style-name="P1"/>
      <text:p text:style-name="P1">**Class 14: Independent Study Project**</text:p>
      <text:p text:style-name="P1">- Independent study on a chosen topic</text:p>
      <text:p text:style-name="P1">- Research and project development</text:p>
      <text:p text:style-name="P1"/>
      <text:p text:style-name="P1">**Class 15: Revision and Q&amp;A**</text:p>
      <text:p text:style-name="P1">- Recap of key concepts</text:p>
      <text:p text:style-name="P1">- Question and answer session</text:p>
      <text:p text:style-name="P1"/>
      <text:p text:style-name="P1">**Class 16: Closing Ceremony and Future Directions**</text:p>
      <text:p text:style-name="P1">- Recognition of achievements</text:p>
      <text:p text:style-name="P1">- Discussion on the future of Generative AI</text:p>
      <text:p text:style-name="P1">- Closing remarks and certificates distribution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Display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Display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Display" style:font-family-asian="'Noto Sans Display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1:03:04.519042744</meta:creation-date>
    <dc:date>2024-01-04T21:43:59.045990393</dc:date>
    <meta:editing-duration>PT40M55S</meta:editing-duration>
    <meta:editing-cycles>1</meta:editing-cycles>
    <meta:document-statistic meta:table-count="0" meta:image-count="0" meta:object-count="0" meta:page-count="6" meta:paragraph-count="155" meta:word-count="967" meta:character-count="6270" meta:non-whitespace-character-count="5457"/>
    <meta:generator>LibreOffice/7.6.4.1$Linux_X86_64 LibreOffice_project/60$Build-1</meta:generator>
  </office:meta>
</office:document-meta>
</file>